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</office:automatic-styles>
  <office:body>
    <office:spreadsheet>
      <table:calculation-settings table:case-sensitive="false" table:automatic-find-labels="false" table:use-regular-expressions="false" table:use-wildcards="true"/>
      <table:table table:name="Pure element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# Made-up data for an ideal binary syste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-2000" calcext:value-type="float">
            <text:p>-2000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*ln(T)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^2</text:p>
          </table:table-cell>
          <table:table-cell table:style-name="ce2" office:value-type="float" office:value="0.001" calcext:value-type="float">
            <text:p>1,00E-03</text:p>
          </table:table-cell>
          <table:table-cell table:style-name="ce2" office:value-type="float" office:value="-0.005" calcext:value-type="float">
            <text:p>-5,00E-03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T^3</text:p>
          </table:table-cell>
          <table:table-cell table:style-name="ce2" office:value-type="float" office:value="-0.000001" calcext:value-type="float">
            <text:p>-1,00E-06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1/T</text:p>
          </table:table-cell>
          <table:table-cell office:value-type="float" office:value="140000" calcext:value-type="float">
            <text:p>1400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ritical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ta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action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# Made-up data for an ideal binary syste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meta:initial-creator>Thomas Gheno</meta:initial-creator>
    <dc:creator>Thomas Gheno</dc:creator>
    <meta:creation-date>2021-08-24T13:39:52Z</meta:creation-date>
    <dc:date>2023-04-06T23:42:43.702000000</dc:date>
    <meta:editing-duration>PT7S</meta:editing-duration>
    <meta:editing-cycles>1</meta:editing-cycles>
    <meta:document-statistic meta:table-count="2" meta:cell-count="40" meta:object-count="0"/>
  </office:meta>
</office:document-meta>
</file>